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5953in"/>
    </style:style>
    <style:style style:name="co2" style:family="table-column">
      <style:table-column-properties fo:break-before="auto" style:column-width="0.5181in"/>
    </style:style>
    <style:style style:name="co3" style:family="table-column">
      <style:table-column-properties fo:break-before="auto" style:column-width="4.5122in"/>
    </style:style>
    <style:style style:name="co4" style:family="table-column">
      <style:table-column-properties fo:break-before="auto" style:column-width="10.1413in"/>
    </style:style>
    <style:style style:name="co5" style:family="table-column">
      <style:table-column-properties fo:break-before="auto" style:column-width="3.0681in"/>
    </style:style>
    <style:style style:name="co6" style:family="table-column">
      <style:table-column-properties fo:break-before="auto" style:column-width="4.6098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827in" fo:break-before="auto" style:use-optimal-row-height="true"/>
    </style:style>
    <style:style style:name="ro2" style:family="table-row">
      <style:table-row-properties style:row-height="2.3528in" fo:break-before="auto" style:use-optimal-row-height="true"/>
    </style:style>
    <style:style style:name="ro3" style:family="table-row">
      <style:table-row-properties style:row-height="2.1972in" fo:break-before="auto" style:use-optimal-row-height="true"/>
    </style:style>
    <style:style style:name="ro4" style:family="table-row">
      <style:table-row-properties style:row-height="2.5075in" fo:break-before="auto" style:use-optimal-row-height="true"/>
    </style:style>
    <style:style style:name="ro5" style:family="table-row">
      <style:table-row-properties style:row-height="12.9244in" fo:break-before="auto" style:use-optimal-row-height="true"/>
    </style:style>
    <style:style style:name="ro6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Program error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Output csv</text:p>
          </table:table-cell>
        </table:table-row>
        <table:table-row table:style-name="ro2">
          <table:table-cell office:value-type="string" calcext:value-type="string">
            <text:p>../results/a/results/Denis_Trenchev_4_b4c3f5.r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../results/a/results/Denis_Trenchev_4_b4c3f5.rb:31:in `block in &lt;main&gt;': undefined local variable or method `arr' for main:Object (NameError)</text:p>
            <text:p>from ../results/a/results/Denis_Trenchev_4_b4c3f5.rb:25:in `glob'</text:p>
            <text:p>from ../results/a/results/Denis_Trenchev_4_b4c3f5.rb:25:in `&lt;main&gt;'</text:p>
            <text:p/>
          </table:table-cell>
          <table:table-cell office:value-type="string" calcext:value-type="string">
            <text:p>Develop a program named FirstName_LastName_ClassNumber_b4c3f5.rb</text:p>
            <text:p/>
            <text:p>1. you are given two arguments for a folders with files;</text:p>
            <text:p>1.1 if there are other arguments they should be discarded;</text:p>
            <text:p>2. file names in this folders are in the form First_Last_digits.rb; </text:p>
            <text:p>3. find  the students with 5 letters in the first name that are in both folders. A student is in both folders if it there is a file with the same First and Last Name. Digits might be different;</text:p>
            <text:p>4. Sort the result by Last name ;</text:p>
            <text:p>5. Produce a result in CSV format named result.csv:</text:p>
            <text:p/>
            <text:p>LastName1,FirstName1</text:p>
            <text:p>LastName2,FirstName2</text:p>
            <text:p>...</text:p>
            <text:p>LastNameN,FirstNameN</text:p>
            <text:p/>
            <text:p/>
          </table:table-cell>
          <table:table-cell office:value-type="string" calcext:value-type="string">
            <text:p>L5le1,F5le9</text:p>
            <text:p>L5le2,F5le2</text:p>
            <text:p>L5le3,F5le3</text:p>
            <text:p/>
          </table:table-cell>
          <table:table-cell office:value-type="string" calcext:value-type="string">
            <text:p>No such file or directory - result.csv. No result.csv file was found.</text:p>
          </table:table-cell>
        </table:table-row>
        <table:table-row table:style-name="ro2">
          <table:table-cell office:value-type="string" calcext:value-type="string">
            <text:p>../results/a/results/Marian_Belchev_17_ad26e0.rb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evelop a program named FirstName_LastName_ClassNumber_ad26e0.rb</text:p>
            <text:p/>
            <text:p>1. you are given two arguments for a folders with files;</text:p>
            <text:p>1.1 if there are other arguments they should be discarded;</text:p>
            <text:p>2. file names in this folders are in the form First_Last_digits.rb; </text:p>
            <text:p>3. find  the students that are only in the second folder and not in the first. A student is in both folders if it there is a file with the same First and Last Name. Digits might be different;</text:p>
            <text:p>4. Sort the result by First name ;</text:p>
            <text:p>5. Produce a result in CSV format named result.csv:</text:p>
            <text:p/>
            <text:p>LastName1,FirstName1</text:p>
            <text:p>LastName2,FirstName2</text:p>
            <text:p>...</text:p>
            <text:p>LastNameN,FirstNameN</text:p>
            <text:p/>
            <text:p/>
          </table:table-cell>
          <table:table-cell office:value-type="string" calcext:value-type="string">
            <text:p>L5le4,F5le4</text:p>
            <text:p>LastName3,FirstName3</text:p>
            <text:p/>
          </table:table-cell>
          <table:table-cell office:value-type="string" calcext:value-type="string">
            <text:p>No such file or directory - result.csv. No result.csv file was found.</text:p>
          </table:table-cell>
        </table:table-row>
        <table:table-row table:style-name="ro3">
          <table:table-cell office:value-type="string" calcext:value-type="string">
            <text:p>../results/a/results/Ivelin_Slavchev_10_835552.r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../results/a/results/Ivelin_Slavchev_10_835552.rb:33:in `block in &lt;main&gt;': undefined local variable or method `digit' for main:Object (NameError)</text:p>
            <text:p>from ../results/a/results/Ivelin_Slavchev_10_835552.rb:28:in `each'</text:p>
            <text:p>from ../results/a/results/Ivelin_Slavchev_10_835552.rb:28:in `&lt;main&gt;'</text:p>
            <text:p/>
          </table:table-cell>
          <table:table-cell office:value-type="string" calcext:value-type="string">
            <text:p>Develop a program named FirstName_LastName_ClassNumber_835552.rb</text:p>
            <text:p/>
            <text:p>1. you are given two arguments for a folders with files;</text:p>
            <text:p>1.1 if there are other arguments they should be discarded;</text:p>
            <text:p>2. Find all the files from both folders that are not in the format FirsrName_LastName_digits.rb. If there are duplicates the file must be written only once. If two files are of the same lenght those files should be sorted in ASC order;</text:p>
            <text:p>3. Calculate the length of their names (including extensions).;</text:p>
            <text:p>4. Sort the result by lenth ;</text:p>
            <text:p>5. Produce a result in CSV format named result.csv:</text:p>
            <text:p/>
            <text:p>File1,3</text:p>
            <text:p>File2,4</text:p>
            <text:p>...</text:p>
            <text:p>FileN,3</text:p>
            <text:p/>
          </table:table-cell>
          <table:table-cell office:value-type="string" calcext:value-type="string">
            <text:p>FirstName3Invalid_LastName3Invalid.rb,37</text:p>
            <text:p>FirstName3_LastName3Invalid.rb,31</text:p>
            <text:p>F10letter1_L10letter1.rb,24</text:p>
            <text:p>F10letter2_L10letter2.rb,24</text:p>
            <text:p>F10letter3_L10letter4.rb,24</text:p>
            <text:p>F10letters_L10letters.rb,24</text:p>
            <text:p>invalid.rb,10</text:p>
            <text:p/>
          </table:table-cell>
          <table:table-cell office:value-type="string" calcext:value-type="string">
            <text:p>No such file or directory - result.csv. No result.csv file was found.</text:p>
          </table:table-cell>
        </table:table-row>
        <table:table-row table:style-name="ro4">
          <table:table-cell office:value-type="string" calcext:value-type="string">
            <text:p>../results/a/results/Stanislav_Valkanov_25_4482c1.r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../results/a/results/Stanislav_Valkanov_25_4482c1.rb:23:in `block in &lt;main&gt;': undefined method `length' for nil:NilClass (NoMethodError)</text:p>
            <text:p>from ../results/a/results/Stanislav_Valkanov_25_4482c1.rb:18:in `glob'</text:p>
            <text:p>from ../results/a/results/Stanislav_Valkanov_25_4482c1.rb:18:in `&lt;main&gt;'</text:p>
            <text:p/>
          </table:table-cell>
          <table:table-cell office:value-type="string" calcext:value-type="string">
            <text:p>Develop a program named FirstName_LastName_ClassNumber_4482c1.rb</text:p>
            <text:p/>
            <text:p>1. you are given an argument for a folder with files;</text:p>
            <text:p>1.1 if there are other arguments they should be discarded</text:p>
            <text:p>2. file names in this folder are in the form First_Last_digits.rb; </text:p>
            <text:p>3. find all the students that have 5 letters in their second name;</text:p>
            <text:p>4. Sort the result by First name DESC.</text:p>
            <text:p>5. Produce a result in CSV format named result.csv:</text:p>
            <text:p/>
            <text:p>FirstName1,LastName1</text:p>
            <text:p>FirstName2,LastName2</text:p>
            <text:p>...</text:p>
            <text:p>FirstNameN,LastNameN</text:p>
            <text:p/>
            <text:p/>
            <text:p/>
          </table:table-cell>
          <table:table-cell office:value-type="string" calcext:value-type="string">
            <text:p>F5le9,L5le1</text:p>
            <text:p>F5le3,L5le3</text:p>
            <text:p>F5le2,L5le2</text:p>
            <text:p/>
          </table:table-cell>
          <table:table-cell office:value-type="string" calcext:value-type="string">
            <text:p>No such file or directory - result.csv. No result.csv file was found.</text:p>
          </table:table-cell>
        </table:table-row>
        <table:table-row table:style-name="ro2">
          <table:table-cell office:value-type="string" calcext:value-type="string">
            <text:p>../results/a/results/Petko_Bozhinov_21_954dc6.r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../results/a/results/Petko_Bozhinov_21_954dc6.rb:30:in `block (2 levels) in &lt;main&gt;': undefined method `numeric?' for nil:NilClass (NoMethodError)</text:p>
            <text:p>from ../results/a/results/Petko_Bozhinov_21_954dc6.rb:27:in `glob'</text:p>
            <text:p>from ../results/a/results/Petko_Bozhinov_21_954dc6.rb:27:in `block in &lt;main&gt;'</text:p>
            <text:p>from ../results/a/results/Petko_Bozhinov_21_954dc6.rb:25:in `glob'</text:p>
            <text:p>from ../results/a/results/Petko_Bozhinov_21_954dc6.rb:25:in `&lt;main&gt;'</text:p>
            <text:p/>
          </table:table-cell>
          <table:table-cell office:value-type="string" calcext:value-type="string">
            <text:p>Develop a program named FirstName_LastName_ClassNumber_954dc6.rb</text:p>
            <text:p/>
            <text:p>1. you are given two arguments for a folders with files;</text:p>
            <text:p>1.1 if there are other arguments they should be discarded;</text:p>
            <text:p>2. file names in this folders are in the form First_Last_digits.rb; </text:p>
            <text:p>3. find  the students with 5 letters in the first name that are in both folders. A student is in both folders if it there is a file with the same First and Last Name. Digits might be different;</text:p>
            <text:p>4. Sort the result by Last name ;</text:p>
            <text:p>5. Produce a result in CSV format named result.csv:</text:p>
            <text:p/>
            <text:p>LastName1,FirstName1</text:p>
            <text:p>LastName2,FirstName2</text:p>
            <text:p>...</text:p>
            <text:p>LastNameN,FirstNameN</text:p>
            <text:p/>
            <text:p/>
          </table:table-cell>
          <table:table-cell office:value-type="string" calcext:value-type="string">
            <text:p>L5le1,F5le9</text:p>
            <text:p>L5le2,F5le2</text:p>
            <text:p>L5le3,F5le3</text:p>
            <text:p/>
          </table:table-cell>
          <table:table-cell office:value-type="string" calcext:value-type="string">
            <text:p>No such file or directory - result.csv. No result.csv file was found.</text:p>
          </table:table-cell>
        </table:table-row>
        <table:table-row table:style-name="ro3">
          <table:table-cell office:value-type="string" calcext:value-type="string">
            <text:p>../results/a/results/Nikola_Marinov_20_add57e.r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../results/a/results/Nikola_Marinov_20_add57e.rb:29: syntax error, unexpected '=', expecting keyword_end</text:p>
            <text:p> array(count) = []</text:p>
            <text:p>               ^</text:p>
            <text:p>../results/a/results/Nikola_Marinov_20_add57e.rb:43: syntax error, unexpected '=', expecting keyword_end</text:p>
            <text:p> array(count) = []</text:p>
            <text:p>               ^</text:p>
            <text:p>../results/a/results/Nikola_Marinov_20_add57e.rb:49: syntax error, unexpected '}'</text:p>
            <text:p>../results/a/results/Nikola_Marinov_20_add57e.rb:55: syntax error, unexpected $end, expecting '}'</text:p>
            <text:p/>
          </table:table-cell>
          <table:table-cell office:value-type="string" calcext:value-type="string">
            <text:p>Develop a program named FirstName_LastName_ClassNumber_add57e.rb</text:p>
            <text:p/>
            <text:p>1. you are given two arguments for a folders with files;</text:p>
            <text:p>1.1 if there are other arguments they should be discarded;</text:p>
            <text:p>2. Find all the files from both folders that have exactly 7 digits from 0 to 9 in their names excluding extension. If there are duplicates the file must be written only once.;</text:p>
            <text:p>3. Calculate the length of their names (including extensions) divided by 2 rounded to the smalles number;</text:p>
            <text:p>4. Sort the result by File name ;</text:p>
            <text:p>5. Produce a result in CSV format named result.csv:</text:p>
            <text:p/>
            <text:p>File1,3</text:p>
            <text:p>File2,4</text:p>
            <text:p>...</text:p>
            <text:p>FileN,3</text:p>
            <text:p/>
          </table:table-cell>
          <table:table-cell office:value-type="string" calcext:value-type="string">
            <text:p>F10letter3_L10letter4_3,12</text:p>
            <text:p>F10letter2_L10letter2_6,11</text:p>
            <text:p>F10letter1_L10letter1_7,11</text:p>
            <text:p/>
          </table:table-cell>
          <table:table-cell office:value-type="string" calcext:value-type="string">
            <text:p>No such file or directory - result.csv. No result.csv file was found.</text:p>
          </table:table-cell>
        </table:table-row>
        <table:table-row table:style-name="ro4">
          <table:table-cell office:value-type="string" calcext:value-type="string">
            <text:p>../results/a/results/Georgi_Ivanov_3_871529.rb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evelop a program named FirstName_LastName_ClassNumber_871529.rb</text:p>
            <text:p/>
            <text:p>1. you are given an argument for a folder with files;</text:p>
            <text:p>1.1 if there are other arguments they should be discarded</text:p>
            <text:p>2. file names in this folder are in the form First_Last_digits.rb; </text:p>
            <text:p>3. find all the students that have 5 letters in their second name;</text:p>
            <text:p>4. Sort the result by First name DESC.</text:p>
            <text:p>5. Produce a result in CSV format named result.csv:</text:p>
            <text:p/>
            <text:p>FirstName1,LastName1</text:p>
            <text:p>FirstName2,LastName2</text:p>
            <text:p>...</text:p>
            <text:p>FirstNameN,LastNameN</text:p>
            <text:p/>
            <text:p/>
            <text:p/>
          </table:table-cell>
          <table:table-cell office:value-type="string" calcext:value-type="string">
            <text:p>F5le9,L5le1</text:p>
            <text:p>F5le3,L5le3</text:p>
            <text:p>F5le2,L5le2</text:p>
            <text:p/>
          </table:table-cell>
          <table:table-cell office:value-type="string" calcext:value-type="string">
            <text:p>F5le9,L5le1</text:p>
            <text:p>F5le3,L5le3</text:p>
            <text:p>F5le2,L5le2</text:p>
            <text:p/>
          </table:table-cell>
        </table:table-row>
        <table:table-row table:style-name="ro5">
          <table:table-cell office:value-type="string" calcext:value-type="string">
            <text:p>../results/a/results/Radoslav_Kostadinov_22_772118.rb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evelop a program named FirstName_LastName_ClassNumber_772118.rb</text:p>
            <text:p/>
            <text:p>1. you are given two arguments for a folders with files;</text:p>
            <text:p>1.1 if there are other arguments they should be discarded;</text:p>
            <text:p>2. file names in this folders are in the form First_Last_digits.rb; </text:p>
            <text:p>3. find  the students that are only in the second folder and not in the first. A student is in both folders if it there is a file with the same First and Last Name. Digits might be different;</text:p>
            <text:p>4. Sort the result by First name ;</text:p>
            <text:p>5. Produce a result in CSV format named result.csv:</text:p>
            <text:p/>
            <text:p>LastName1,FirstName1</text:p>
            <text:p>LastName2,FirstName2</text:p>
            <text:p>...</text:p>
            <text:p>LastNameN,FirstNameN</text:p>
            <text:p/>
            <text:p/>
          </table:table-cell>
          <table:table-cell office:value-type="string" calcext:value-type="string">
            <text:p>L5le4,F5le4</text:p>
            <text:p>LastName3,FirstName3</text:p>
            <text:p/>
          </table:table-cell>
          <table:table-cell office:value-type="string" calcext:value-type="string">
            <text:p>L10letter2,F10letter2</text:p>
            <text:p>L10letter4,F10letter3</text:p>
            <text:p>L10letters,F10letters</text:p>
            <text:p>L5le2,F5le2</text:p>
            <text:p>L5le4,F5le4</text:p>
            <text:p>L5le1,F5le9</text:p>
            <text:p>LastName1,FirstName1</text:p>
            <text:p>LastName2,FirstName2</text:p>
            <text:p>LastName3,FirstName3</text:p>
            <text:p>L10letter1,F10letter1</text:p>
            <text:p>L10letter4,F10letter3</text:p>
            <text:p>L10letters,F10letters</text:p>
            <text:p>L5le2,F5le2</text:p>
            <text:p>L5le4,F5le4</text:p>
            <text:p>L5le1,F5le9</text:p>
            <text:p>LastName1,FirstName1</text:p>
            <text:p>LastName2,FirstName2</text:p>
            <text:p>LastName3,FirstName3</text:p>
            <text:p>L10letter1,F10letter1</text:p>
            <text:p>L10letter2,F10letter2</text:p>
            <text:p>L10letters,F10letters</text:p>
            <text:p>L5le2,F5le2</text:p>
            <text:p>L5le4,F5le4</text:p>
            <text:p>L5le1,F5le9</text:p>
            <text:p>LastName1,FirstName1</text:p>
            <text:p>LastName2,FirstName2</text:p>
            <text:p>LastName3,FirstName3</text:p>
            <text:p>L10letter1,F10letter1</text:p>
            <text:p>L10letter2,F10letter2</text:p>
            <text:p>L10letter4,F10letter3</text:p>
            <text:p>L5le2,F5le2</text:p>
            <text:p>L5le4,F5le4</text:p>
            <text:p>L5le1,F5le9</text:p>
            <text:p>LastName1,FirstName1</text:p>
            <text:p>LastName2,FirstName2</text:p>
            <text:p>LastName3,FirstName3</text:p>
            <text:p>L10letter1,F10letter1</text:p>
            <text:p>L10letter2,F10letter2</text:p>
            <text:p>L10letter4,F10letter3</text:p>
            <text:p>L10letters,F10letters</text:p>
            <text:p>L5le4,F5le4</text:p>
            <text:p>L5le1,F5le9</text:p>
            <text:p>LastName1,FirstName1</text:p>
            <text:p>LastName2,FirstName2</text:p>
            <text:p>LastName3,FirstName3</text:p>
            <text:p>L10letter1,F10letter1</text:p>
            <text:p>L10letter2,F10letter2</text:p>
            <text:p>L10letter4,F10letter3</text:p>
            <text:p>L10letters,F10letters</text:p>
            <text:p>L5le2,F5le2</text:p>
            <text:p>L5le4,F5le4</text:p>
            <text:p>L5le1,F5le9</text:p>
            <text:p>LastName1,FirstName1</text:p>
            <text:p>LastName2,FirstName2</text:p>
            <text:p>LastName3,FirstName3</text:p>
            <text:p>L10letter1,F10letter1</text:p>
            <text:p>L10letter2,F10letter2</text:p>
            <text:p>L10letter4,F10letter3</text:p>
            <text:p>L10letters,F10letters</text:p>
            <text:p>L5le2,F5le2</text:p>
            <text:p>L5le4,F5le4</text:p>
            <text:p>LastName1,FirstName1</text:p>
            <text:p>LastName2,FirstName2</text:p>
            <text:p>LastName3,FirstName3</text:p>
            <text:p>L10letter1,F10letter1</text:p>
            <text:p>L10letter2,F10letter2</text:p>
            <text:p>L10letter4,F10letter3</text:p>
            <text:p>L10letters,F10letters</text:p>
            <text:p>L5le2,F5le2</text:p>
            <text:p>L5le4,F5le4</text:p>
            <text:p>L5le1,F5le9</text:p>
            <text:p>LastName2,FirstName2</text:p>
            <text:p>LastName3,FirstName3</text:p>
            <text:p>L10letter1,F10letter1</text:p>
            <text:p>L10letter2,F10letter2</text:p>
            <text:p>L10letter4,F10letter3</text:p>
            <text:p>L10letters,F10letters</text:p>
            <text:p>L5le2,F5le2</text:p>
            <text:p>L5le4,F5le4</text:p>
            <text:p>L5le1,F5le9</text:p>
            <text:p>LastName1,FirstName1</text:p>
            <text:p>LastName3,FirstName3</text:p>
            <text:p/>
          </table:table-cell>
        </table:table-row>
        <table:table-row table:style-name="ro3">
          <table:table-cell office:value-type="string" calcext:value-type="string">
            <text:p>../results/a/results/Simeon_Shopkin_23_56a835.r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../results/a/results/Simeon_Shopkin_23_56a835.rb:26:in `block (2 levels) in &lt;main&gt;': undefined method `split' for ["F10letter3", "L10letter4"]:Array (NoMethodError)</text:p>
            <text:p>from ../results/a/results/Simeon_Shopkin_23_56a835.rb:22:in `glob'</text:p>
            <text:p>from ../results/a/results/Simeon_Shopkin_23_56a835.rb:22:in `block in &lt;main&gt;'</text:p>
            <text:p>from ../results/a/results/Simeon_Shopkin_23_56a835.rb:21:in `glob'</text:p>
            <text:p>from ../results/a/results/Simeon_Shopkin_23_56a835.rb:21:in `&lt;main&gt;'</text:p>
            <text:p/>
          </table:table-cell>
          <table:table-cell office:value-type="string" calcext:value-type="string">
            <text:p>Develop a program named FirstName_LastName_ClassNumber_56a835.rb</text:p>
            <text:p/>
            <text:p>1. you are given two arguments for a folders with files;</text:p>
            <text:p>1.1 if there are other arguments they should be discarded;</text:p>
            <text:p>2. Find all the files from both folders that are not in the format FirsrName_LastName_digit.rb. If there are duplicates the file must be written only once. If two files are of the same lenght those files should be sorted in ASC order;</text:p>
            <text:p>3. Calculate the length of their names (including extensions).;</text:p>
            <text:p>4. Sort the result by length ;</text:p>
            <text:p>5. Produce a result in CSV format named result.csv:</text:p>
            <text:p/>
            <text:p>File1,3</text:p>
            <text:p>File2,4</text:p>
            <text:p>...</text:p>
            <text:p>FileN,3</text:p>
            <text:p/>
          </table:table-cell>
          <table:table-cell office:value-type="string" calcext:value-type="string">
            <text:p>invalid.rb,10</text:p>
            <text:p>F10letter1_L10letter1.rb,24</text:p>
            <text:p>F10letter2_L10letter2.rb,24</text:p>
            <text:p>F10letter3_L10letter4.rb,24</text:p>
            <text:p>F10letters_L10letters.rb,24</text:p>
            <text:p>FirstName3_LastName3Invalid.rb,31</text:p>
            <text:p>FirstName3Invalid_LastName3Invalid.rb,37</text:p>
            <text:p/>
          </table:table-cell>
          <table:table-cell office:value-type="string" calcext:value-type="string">
            <text:p>No such file or directory - result.csv. No result.csv file was found.</text:p>
          </table:table-cell>
        </table:table-row>
        <table:table-row table:style-name="ro2">
          <table:table-cell office:value-type="string" calcext:value-type="string">
            <text:p>../results/a/results/Ivo_Valchev_11_6c8bd9.r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../results/a/results/Ivo_Valchev_11_6c8bd9.rb:23: syntax error, unexpected tIDENTIFIER, expecting keyword_then or ';' or '\n'</text:p>
            <text:p>...== 5 and !isNum!=nil hash_fold1.include?(name[0])</text:p>
            <text:p>...                               ^</text:p>
            <text:p>../results/a/results/Ivo_Valchev_11_6c8bd9.rb:26: syntax error, unexpected keyword_end, expecting $end</text:p>
            <text:p/>
          </table:table-cell>
          <table:table-cell office:value-type="string" calcext:value-type="string">
            <text:p>Develop a program named FirstName_LastName_ClassNumber_6c8bd9.rb</text:p>
            <text:p/>
            <text:p>1. you are given two arguments for a folders with files;</text:p>
            <text:p>1.1 if there are other arguments they should be discarded;</text:p>
            <text:p>2. file names in this folders are in the form First_Last_digits.rb; </text:p>
            <text:p>3. find  the students with 5 letters in the first name that are in both folders. A student is in both folders if it there is a file with the same First and Last Name. Digits might be different;</text:p>
            <text:p>4. Sort the result by Last name ;</text:p>
            <text:p>5. Produce a result in CSV format named result.csv:</text:p>
            <text:p/>
            <text:p>LastName1,FirstName1</text:p>
            <text:p>LastName2,FirstName2</text:p>
            <text:p>...</text:p>
            <text:p>LastNameN,FirstNameN</text:p>
            <text:p/>
            <text:p/>
          </table:table-cell>
          <table:table-cell office:value-type="string" calcext:value-type="string">
            <text:p>L5le1,F5le9</text:p>
            <text:p>L5le2,F5le2</text:p>
            <text:p>L5le3,F5le3</text:p>
            <text:p/>
          </table:table-cell>
          <table:table-cell office:value-type="string" calcext:value-type="string">
            <text:p>No such file or directory - result.csv. No result.csv file was found.</text:p>
          </table:table-cell>
        </table:table-row>
        <table:table-row table:style-name="ro4">
          <table:table-cell office:value-type="string" calcext:value-type="string">
            <text:p>../results/a/results/Kristina_Pironkova_15_890ba0.rb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evelop a program named FirstName_LastName_ClassNumber_890ba0.rb</text:p>
            <text:p/>
            <text:p>1. you are given an argument for a folder with files;</text:p>
            <text:p>1.1 if there are other arguments they should be discarded</text:p>
            <text:p>2. file names in this folder are in the form First_Last_digits.rb; </text:p>
            <text:p>3. find all the students that have 10 letters in their first name;</text:p>
            <text:p>4. Sort the result by Last Name DESC.</text:p>
            <text:p>5. Produce a result in CSV format named result.csv:</text:p>
            <text:p/>
            <text:p>FirstName1,LastName1</text:p>
            <text:p>FirstName2,LastName2</text:p>
            <text:p>...</text:p>
            <text:p>FirstNameN,LastNameN</text:p>
            <text:p/>
            <text:p/>
            <text:p/>
          </table:table-cell>
          <table:table-cell office:value-type="string" calcext:value-type="string">
            <text:p>F10letters,L10letters</text:p>
            <text:p>F10letter4,L10letter4</text:p>
            <text:p>F10letter2,L10letter2</text:p>
            <text:p>F10letter1,L10letter1</text:p>
            <text:p/>
          </table:table-cell>
          <table:table-cell office:value-type="string" calcext:value-type="string">
            <text:p>No such file or directory - result.csv. No result.csv file was found.</text:p>
          </table:table-cell>
        </table:table-row>
        <table:table-row table:style-name="ro3">
          <table:table-cell office:value-type="string" calcext:value-type="string">
            <text:p>../results/a/results/Hristo_Dachev_29_4a196f.rb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evelop a program named FirstName_LastName_ClassNumber_4a196f.rb</text:p>
            <text:p/>
            <text:p>1. you are given two arguments for a folders with files;</text:p>
            <text:p>1.1 if there are other arguments they should be discarded;</text:p>
            <text:p>2. Find all the files from both folders that are not in the format FirsrName_LastName_digits.rb. If there are duplicates the file must be written only once. If two files are of the same lenght those files should be sorted in ASC order;</text:p>
            <text:p>3. Calculate the length of their names (including extensions).;</text:p>
            <text:p>4. Sort the result by lenth ;</text:p>
            <text:p>5. Produce a result in CSV format named result.csv:</text:p>
            <text:p/>
            <text:p>File1,3</text:p>
            <text:p>File2,4</text:p>
            <text:p>...</text:p>
            <text:p>FileN,3</text:p>
            <text:p/>
          </table:table-cell>
          <table:table-cell office:value-type="string" calcext:value-type="string">
            <text:p>FirstName3Invalid_LastName3Invalid.rb,37</text:p>
            <text:p>FirstName3_LastName3Invalid.rb,31</text:p>
            <text:p>F10letter1_L10letter1.rb,24</text:p>
            <text:p>F10letter2_L10letter2.rb,24</text:p>
            <text:p>F10letter3_L10letter4.rb,24</text:p>
            <text:p>F10letters_L10letters.rb,24</text:p>
            <text:p>invalid.rb,10</text:p>
            <text:p/>
          </table:table-cell>
          <table:table-cell office:value-type="string" calcext:value-type="string">
            <text:p>invalid.rb,10</text:p>
            <text:p>F10letter3_L10letter4.rb,24</text:p>
            <text:p>F10letter2_L10letter2.rb,24</text:p>
            <text:p>F10letters_L10letters.rb,24</text:p>
            <text:p>F10letter1_L10letter1.rb,24</text:p>
            <text:p>FirstName3_LastName3Invalid.rb,30</text:p>
            <text:p>FirstName3Invalid_LastName3Invalid.rb,37</text:p>
            <text:p/>
          </table:table-cell>
        </table:table-row>
        <table:table-row table:style-name="ro4">
          <table:table-cell office:value-type="string" calcext:value-type="string">
            <text:p>../results/a/results/Dimitar_Nestorov_7_0d5526.r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../results/a/results/Dimitar_Nestorov_7_0d5526.rb:42:in `block in &lt;main&gt;': undefined method `-@' for " L10letter2":String (NoMethodError)</text:p>
            <text:p>from ../results/a/results/Dimitar_Nestorov_7_0d5526.rb:42:in `each'</text:p>
            <text:p>from ../results/a/results/Dimitar_Nestorov_7_0d5526.rb:42:in `sort_by'</text:p>
            <text:p>from ../results/a/results/Dimitar_Nestorov_7_0d5526.rb:42:in `&lt;main&gt;'</text:p>
            <text:p/>
          </table:table-cell>
          <table:table-cell office:value-type="string" calcext:value-type="string">
            <text:p>Develop a program named FirstName_LastName_ClassNumber_0d5526.rb</text:p>
            <text:p/>
            <text:p>1. you are given an argument for a folder with files;</text:p>
            <text:p>1.1 if there are other arguments they should be discarded</text:p>
            <text:p>2. file names in this folder are in the form First_Last_digits.rb; </text:p>
            <text:p>3. find all the students that have 10 letters in their first name;</text:p>
            <text:p>4. Sort the result by Last Name DESC.</text:p>
            <text:p>5. Produce a result in CSV format named result.csv:</text:p>
            <text:p/>
            <text:p>FirstName1,LastName1</text:p>
            <text:p>FirstName2,LastName2</text:p>
            <text:p>...</text:p>
            <text:p>FirstNameN,LastNameN</text:p>
            <text:p/>
            <text:p/>
            <text:p/>
          </table:table-cell>
          <table:table-cell office:value-type="string" calcext:value-type="string">
            <text:p>F10letters,L10letters</text:p>
            <text:p>F10letter4,L10letter4</text:p>
            <text:p>F10letter2,L10letter2</text:p>
            <text:p>F10letter1,L10letter1</text:p>
            <text:p/>
          </table:table-cell>
          <table:table-cell office:value-type="string" calcext:value-type="string">
            <text:p>No such file or directory - result.csv. No result.csv file was found.</text:p>
          </table:table-cell>
        </table:table-row>
        <table:table-row table:style-name="ro3">
          <table:table-cell office:value-type="string" calcext:value-type="string">
            <text:p>../results/a/results/Lubomir_Yankov_16_650c0b.rb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evelop a program named FirstName_LastName_ClassNumber_650c0b.rb</text:p>
            <text:p/>
            <text:p>1. you are given two arguments for a folders with files;</text:p>
            <text:p>1.1 if there are other arguments they should be discarded;</text:p>
            <text:p>2. Find all the files from both folders that have exactly 7 digits from 0 to 9 in their names excluding extension. If there are duplicates the file must be written only once.;</text:p>
            <text:p>3. Calculate the length of their names (including extensions) divided by 2 rounded to the smalles number;</text:p>
            <text:p>4. Sort the result by File name ;</text:p>
            <text:p>5. Produce a result in CSV format named result.csv:</text:p>
            <text:p/>
            <text:p>File1,3</text:p>
            <text:p>File2,4</text:p>
            <text:p>...</text:p>
            <text:p>FileN,3</text:p>
            <text:p/>
          </table:table-cell>
          <table:table-cell office:value-type="string" calcext:value-type="string">
            <text:p>F10letter3_L10letter4_3,12</text:p>
            <text:p>F10letter2_L10letter2_6,11</text:p>
            <text:p>F10letter1_L10letter1_7,11</text:p>
            <text:p/>
          </table:table-cell>
          <table:table-cell office:value-type="string" calcext:value-type="string">
            <text:p>No such file or directory - result.csv. No result.csv file was found.</text:p>
          </table:table-cell>
        </table:table-row>
        <table:table-row table:style-name="ro3">
          <table:table-cell office:value-type="string" calcext:value-type="string">
            <text:p>../results/a/results/Tihomir_Lidanski_27_dafd44.r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../results/a/results/Tihomir_Lidanski_27_dafd44.rb:18: syntax error, unexpected tIDENTIFIER, expecting keyword_end</text:p>
            <text:p>name = file.split ("/")last.split(".")</text:p>
            <text:p>                           ^</text:p>
            <text:p/>
          </table:table-cell>
          <table:table-cell office:value-type="string" calcext:value-type="string">
            <text:p>Develop a program named FirstName_LastName_ClassNumber_dafd44.rb</text:p>
            <text:p/>
            <text:p>1. you are given two arguments for a folders with files;</text:p>
            <text:p>1.1 if there are other arguments they should be discarded;</text:p>
            <text:p>2. Find all the files from both folders that have exactly 7 digits from 0 to 9 in their names excluding extension. If there are duplicates the file must be written only once.;</text:p>
            <text:p>3. Calculate the length of their names (including extensions) divided by 2 rounded to the smalles number;</text:p>
            <text:p>4. Sort the result by File name ;</text:p>
            <text:p>5. Produce a result in CSV format named result.csv:</text:p>
            <text:p/>
            <text:p>File1,3</text:p>
            <text:p>File2,4</text:p>
            <text:p>...</text:p>
            <text:p>FileN,3</text:p>
            <text:p/>
          </table:table-cell>
          <table:table-cell office:value-type="string" calcext:value-type="string">
            <text:p>F10letter3_L10letter4_3,12</text:p>
            <text:p>F10letter2_L10letter2_6,11</text:p>
            <text:p>F10letter1_L10letter1_7,11</text:p>
            <text:p/>
          </table:table-cell>
          <table:table-cell office:value-type="string" calcext:value-type="string">
            <text:p>No such file or directory - result.csv. No result.csv file was found.</text:p>
          </table:table-cell>
        </table:table-row>
        <table:table-row table:style-name="ro6">
          <table:table-cell office:value-type="string" calcext:value-type="string">
            <text:p>../results/a/results/Kalin_Marinov_14_12_bce70c.rb</text:p>
          </table:table-cell>
          <table:table-cell table:number-columns-repeated="2"/>
          <table:table-cell office:value-type="string" calcext:value-type="string">
            <text:p>No such file or directory - ../results/a/expects/12.csv. Can not be determined because of hex 12 and number 14</text:p>
          </table:table-cell>
          <table:table-cell office:value-type="string" calcext:value-type="string">
            <text:p>No such file or directory - ../results/a/expects/12.csv. Can not be determined since the hex is 12. Check file name format</text:p>
          </table:table-cell>
          <table:table-cell/>
        </table:table-row>
        <table:table-row table:style-name="ro4">
          <table:table-cell office:value-type="string" calcext:value-type="string">
            <text:p>../results/a/results/Stanislav_Gospodinov_26_b36abb.rb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evelop a program named FirstName_LastName_ClassNumber_b36abb.rb</text:p>
            <text:p/>
            <text:p>1. you are given an argument for a folder with files;</text:p>
            <text:p>1.1 if there are other arguments they should be discarded</text:p>
            <text:p>2. file names in this folder are in the form First_Last_digits.rb; </text:p>
            <text:p>3. find all the students that have 5 letters in their second name;</text:p>
            <text:p>4. Sort the result by Last Name ASC.</text:p>
            <text:p>5. Produce a result in CSV format named result.csv:</text:p>
            <text:p/>
            <text:p>FirstName1,LastName1</text:p>
            <text:p>FirstName2,LastName2</text:p>
            <text:p>...</text:p>
            <text:p>FirstNameN,LastNameN</text:p>
            <text:p/>
            <text:p/>
            <text:p/>
          </table:table-cell>
          <table:table-cell office:value-type="string" calcext:value-type="string">
            <text:p>F5le9,L5le1</text:p>
            <text:p>F5le2,L5le2</text:p>
            <text:p>F5le3,L5le3</text:p>
            <text:p/>
          </table:table-cell>
          <table:table-cell office:value-type="string" calcext:value-type="string">
            <text:p>No such file or directory - result.csv. No result.csv file was found.</text:p>
          </table:table-cell>
        </table:table-row>
        <table:table-row table:style-name="ro6">
          <table:table-cell office:value-type="string" calcext:value-type="string">
            <text:p>../results/a/results/Borislav_Rusinov_2_6fb3ad.rb</text:p>
          </table:table-cell>
          <table:table-cell table:number-columns-repeated="2"/>
          <table:table-cell office:value-type="string" calcext:value-type="string">
            <text:p>No such file or directory - ../results/a/tests/2_6fb3ad.txt. Can not be determined because of hex 6fb3ad and number 2</text:p>
          </table:table-cell>
          <table:table-cell office:value-type="string" calcext:value-type="string">
            <text:p>No such file or directory - ../results/a/tests/2_6fb3ad.txt. Can not be determined since the hex is 6fb3ad. Check file name format</text:p>
          </table:table-cell>
          <table:table-cell/>
        </table:table-row>
        <table:table-row table:style-name="ro4">
          <table:table-cell office:value-type="string" calcext:value-type="string">
            <text:p>../results/a/results/Moretti_Georgiev_19_b7f153.rb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evelop a program named FirstName_LastName_ClassNumber_b7f153.rb</text:p>
            <text:p/>
            <text:p>1. you are given an argument for a folder with files;</text:p>
            <text:p>1.1 if there are other arguments they should be discarded</text:p>
            <text:p>2. file names in this folder are in the form First_Last_digits.rb; </text:p>
            <text:p>3. find all the students that have 10 letters in their second name;</text:p>
            <text:p>4. Sort the result by Last Name ASC.</text:p>
            <text:p>5. Produce a result in CSV format named result.csv:</text:p>
            <text:p/>
            <text:p>FirstName1,LastName1</text:p>
            <text:p>FirstName2,LastName2</text:p>
            <text:p>...</text:p>
            <text:p>FirstNameN,LastNameN</text:p>
            <text:p/>
            <text:p/>
            <text:p/>
          </table:table-cell>
          <table:table-cell office:value-type="string" calcext:value-type="string">
            <text:p>F10letter1,L10letter1</text:p>
            <text:p>F10letter2,L10letter2</text:p>
            <text:p>F10letter3,L10letter4</text:p>
            <text:p>F10letters,L10letters</text:p>
            <text:p/>
          </table:table-cell>
          <table:table-cell office:value-type="string" calcext:value-type="string">
            <text:p>"F10letter1, L10letter1"</text:p>
            <text:p>"F10letter2, L10letter2"</text:p>
            <text:p>"F10letter3, L10letter4"</text:p>
            <text:p>"F10letters, L10letters"</text:p>
            <text:p/>
          </table:table-cell>
        </table:table-row>
        <table:table-row table:style-name="ro3">
          <table:table-cell office:value-type="string" calcext:value-type="string">
            <text:p>../results/a/results/Momchil_Angelov_18_d8aa65.r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../results/a/results/Momchil_Angelov_18_d8aa65.rb:34: warning: found = in conditional, should be ==</text:p>
            <text:p>../results/a/results/Momchil_Angelov_18_d8aa65.rb:50: warning: found = in conditional, should be ==</text:p>
            <text:p>../results/a/results/Momchil_Angelov_18_d8aa65.rb:44:in `block in &lt;main&gt;': undefined local variable or method `short' for main:Object (NameError)</text:p>
            <text:p>from ../results/a/results/Momchil_Angelov_18_d8aa65.rb:40:in `glob'</text:p>
            <text:p>from ../results/a/results/Momchil_Angelov_18_d8aa65.rb:40:in `&lt;main&gt;'</text:p>
            <text:p/>
          </table:table-cell>
          <table:table-cell office:value-type="string" calcext:value-type="string">
            <text:p>Develop a program named FirstName_LastName_ClassNumber_d8aa65.rb</text:p>
            <text:p/>
            <text:p>1. you are given two arguments for a folders with files;</text:p>
            <text:p>1.1 if there are other arguments they should be discarded;</text:p>
            <text:p>2. Find all the files from both folders that are not in the format FirsrName_LastName_digits.rb. If there are duplicates the file must be written only once. If two files are of the same lenght those files should be sorted in ASC order;</text:p>
            <text:p>3. Calculate the length of their names (including extensions).;</text:p>
            <text:p>4. Sort the result by lenth ;</text:p>
            <text:p>5. Produce a result in CSV format named result.csv:</text:p>
            <text:p/>
            <text:p>File1,3</text:p>
            <text:p>File2,4</text:p>
            <text:p>...</text:p>
            <text:p>FileN,3</text:p>
            <text:p/>
          </table:table-cell>
          <table:table-cell office:value-type="string" calcext:value-type="string">
            <text:p>FirstName3Invalid_LastName3Invalid.rb,37</text:p>
            <text:p>FirstName3_LastName3Invalid.rb,31</text:p>
            <text:p>F10letter1_L10letter1.rb,24</text:p>
            <text:p>F10letter2_L10letter2.rb,24</text:p>
            <text:p>F10letter3_L10letter4.rb,24</text:p>
            <text:p>F10letters_L10letters.rb,24</text:p>
            <text:p>invalid.rb,10</text:p>
            <text:p/>
          </table:table-cell>
          <table:table-cell office:value-type="string" calcext:value-type="string">
            <text:p>No such file or directory - result.csv. No result.csv file was found.</text:p>
          </table:table-cell>
        </table:table-row>
        <table:table-row table:style-name="ro4">
          <table:table-cell office:value-type="string" calcext:value-type="string">
            <text:p>../results/a/results/Kamena_Dacheva_13_0af18f.rb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evelop a program named FirstName_LastName_ClassNumber_0af18f.rb</text:p>
            <text:p/>
            <text:p>1. you are given an argument for a folder with files;</text:p>
            <text:p>1.1 if there are other arguments they should be discarded</text:p>
            <text:p>2. file names in this folder are in the form First_Last_digits.rb; </text:p>
            <text:p>3. find all the students that have 5 letters in their second name;</text:p>
            <text:p>4. Sort the result by First name DESC.</text:p>
            <text:p>5. Produce a result in CSV format named result.csv:</text:p>
            <text:p/>
            <text:p>FirstName1,LastName1</text:p>
            <text:p>FirstName2,LastName2</text:p>
            <text:p>...</text:p>
            <text:p>FirstNameN,LastNameN</text:p>
            <text:p/>
            <text:p/>
            <text:p/>
          </table:table-cell>
          <table:table-cell office:value-type="string" calcext:value-type="string">
            <text:p>F5le9,L5le1</text:p>
            <text:p>F5le3,L5le3</text:p>
            <text:p>F5le2,L5le2</text:p>
            <text:p/>
          </table:table-cell>
          <table:table-cell office:value-type="string" calcext:value-type="string">
            <text:p>F5le3,L5le3</text:p>
            <text:p>F5le2,L5le2</text:p>
            <text:p>F5le9,L5le1</text:p>
            <text:p/>
          </table:table-cell>
        </table:table-row>
        <table:table-row table:style-name="ro4">
          <table:table-cell office:value-type="string" calcext:value-type="string">
            <text:p>../results/a/results/Stanimir_Bogdanov_24_ca514d.rb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evelop a program named FirstName_LastName_ClassNumber_ca514d.rb</text:p>
            <text:p/>
            <text:p>1. you are given an argument for a folder with files;</text:p>
            <text:p>1.1 if there are other arguments they should be discarded</text:p>
            <text:p>2. file names in this folder are in the form First_Last_digits.rb; </text:p>
            <text:p>3. find all the students that have 10 letters in their first name;</text:p>
            <text:p>4. Sort the result by Last Name DESC.</text:p>
            <text:p>5. Produce a result in CSV format named result.csv:</text:p>
            <text:p/>
            <text:p>FirstName1,LastName1</text:p>
            <text:p>FirstName2,LastName2</text:p>
            <text:p>...</text:p>
            <text:p>FirstNameN,LastNameN</text:p>
            <text:p/>
            <text:p/>
            <text:p/>
          </table:table-cell>
          <table:table-cell office:value-type="string" calcext:value-type="string">
            <text:p>F10letters,L10letters</text:p>
            <text:p>F10letter4,L10letter4</text:p>
            <text:p>F10letter2,L10letter2</text:p>
            <text:p>F10letter1,L10letter1</text:p>
            <text:p/>
          </table:table-cell>
          <table:table-cell office:value-type="string" calcext:value-type="string">
            <text:p>FirstName2,LastName2</text:p>
            <text:p>FirstName1,LastName1</text:p>
            <text:p>F10letters,L10letters</text:p>
            <text:p>F10letter3,L10letter4</text:p>
            <text:p>F10letter2,L10letter2</text:p>
            <text:p>F10letter1,L10letter1</text:p>
            <text:p/>
          </table:table-cell>
        </table:table-row>
        <table:table-row table:style-name="ro6">
          <table:table-cell office:value-type="string" calcext:value-type="string">
            <text:p>../results/a/results/Veselin_Dechev_11A2_5f1c22.rb</text:p>
          </table:table-cell>
          <table:table-cell table:number-columns-repeated="2"/>
          <table:table-cell office:value-type="string" calcext:value-type="string">
            <text:p>No such file or directory - ../results/a/tests/11A2_5f1c22.txt. Can not be determined because of hex 5f1c22 and number 11A2</text:p>
          </table:table-cell>
          <table:table-cell office:value-type="string" calcext:value-type="string">
            <text:p>No such file or directory - ../results/a/tests/11A2_5f1c22.txt. Can not be determined since the hex is 5f1c22. Check file name format</text:p>
          </table:table-cell>
          <table:table-cell/>
        </table:table-row>
        <table:table-row table:style-name="ro4">
          <table:table-cell office:value-type="string" calcext:value-type="string">
            <text:p>../results/a/results/Dimitar_Terziev_6_88db52.rb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evelop a program named FirstName_LastName_ClassNumber_88db52.rb</text:p>
            <text:p/>
            <text:p>1. you are given an argument for a folder with files;</text:p>
            <text:p>1.1 if there are other arguments they should be discarded</text:p>
            <text:p>2. file names in this folder are in the form First_Last_digits.rb; </text:p>
            <text:p>3. find all the students that have 5 letters in their second name;</text:p>
            <text:p>4. Sort the result by Last Name ASC.</text:p>
            <text:p>5. Produce a result in CSV format named result.csv:</text:p>
            <text:p/>
            <text:p>FirstName1,LastName1</text:p>
            <text:p>FirstName2,LastName2</text:p>
            <text:p>...</text:p>
            <text:p>FirstNameN,LastNameN</text:p>
            <text:p/>
            <text:p/>
            <text:p/>
          </table:table-cell>
          <table:table-cell office:value-type="string" calcext:value-type="string">
            <text:p>F5le9,L5le1</text:p>
            <text:p>F5le2,L5le2</text:p>
            <text:p>F5le3,L5le3</text:p>
            <text:p/>
          </table:table-cell>
          <table:table-cell/>
        </table:table-row>
        <table:table-row table:style-name="ro6" table:number-rows-repeated="1048550">
          <table:table-cell table:number-columns-repeated="6"/>
        </table:table-row>
        <table:table-row table:style-name="ro6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6.3$Linux_X86_64 LibreOffice_project/420m0$Build-3</meta:generator>
    <meta:document-statistic meta:table-count="1" meta:cell-count="129" meta:object-count="0"/>
  </office:meta>
</office:document-meta>
</file>